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36648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384a98"/>
    </style:style>
    <style:style style:name="T1" style:family="text">
      <style:text-properties style:use-window-font-color="true" loext:opacity="0%" fo:font-family="'Lucida Console'" style:font-family-generic="roman" style:font-pitch="variable" fo:font-size="9pt" officeooo:rsid="0017c621" style:font-size-asian="9pt"/>
    </style:style>
    <style:style style:name="T2" style:family="text">
      <style:text-properties style:use-window-font-color="true" loext:opacity="0%" fo:font-family="'Lucida Console'" style:font-family-generic="roman" style:font-pitch="variable" fo:font-size="9pt" officeooo:rsid="0028e9e1" style:font-size-asian="9pt"/>
    </style:style>
    <style:style style:name="T3" style:family="text">
      <style:text-properties style:use-window-font-color="true" loext:opacity="0%" fo:font-family="'Lucida Console'" style:font-family-generic="roman" style:font-pitch="variable" fo:font-size="9pt" officeooo:rsid="002a12ac" style:font-size-asian="9pt"/>
    </style:style>
    <style:style style:name="T4" style:family="text">
      <style:text-properties style:use-window-font-color="true" loext:opacity="0%" fo:font-family="'Lucida Console'" style:font-family-generic="roman" style:font-pitch="variab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71f32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0646a" style:font-size-asian="9pt"/>
    </style:style>
    <style:style style:name="T14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66488" style:font-size-asian="9pt"/>
    </style:style>
    <style:style style:name="T15" style:family="text">
      <style:text-properties fo:font-variant="normal" fo:text-transform="none" fo:color="#233566" loext:opacity="100%" fo:font-family="apple-system, BlinkMacSystemFont, 'Segoe UI', Roboto, Inter, Helvetica, Arial, sans-serif" fo:font-size="12pt" fo:letter-spacing="normal" fo:font-style="normal" style:text-underline-style="none" fo:font-weight="normal" officeooo:rsid="00366488" style:font-size-asian="9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Promenade à poney, 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8"><text:span text:style-name="Strong_20_Emphasis"><text:span text:style-name="T14">scénario13</text:span></text:span></text:p>
      <text:p text:style-name="P8"><text:span text:style-name="Strong_20_Emphasis"><text:span text:style-name="T14"/></text:span></text:p>
      <text:p text:style-name="P9"><text:span text:style-name="Strong_20_Emphasis"><text:span text:style-name="T14"><text:s text:c="2"/>"&gt;&gt;&gt; Transmission activée…\n&gt;&gt;&gt; Véhicule identifié : </text:span></text:span><text:a xlink:type="simple" xlink:href="https://de.wikipedia.org/wiki/Dodge_Charger" text:style-name="Internet_20_link" text:visited-style-name="Visited_20_Internet_20_Link"><text:span text:style-name="Strong_20_Emphasis"><text:span text:style-name="T15">Dodge Charger</text:span></text:span></text:a><text:span text:style-name="Strong_20_Emphasis"><text:span text:style-name="T14">",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<text:s text:c="2"/>"&gt;&gt;&gt; Scan en cours…\n&gt;&gt;&gt; Résonance détectée : moteur rugissant\n&gt;&gt;&gt; Activation du mode furtif.",</text:span></text:span></text:p>
      <text:p text:style-name="P8"><text:span text:style-name="Strong_20_Emphasis"><text:span text:style-name="T14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17T23:53:05.637920800</dc:date>
    <meta:editing-duration>PT6H17M46S</meta:editing-duration>
    <meta:editing-cycles>21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84" meta:word-count="1011" meta:character-count="7522" meta:non-whitespace-character-count="6528"/>
  </office:meta>
</office:document-meta>
</file>